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 draw:notify-on-update-of-ranges="'2015-2016'.A2:'2015-2016'.A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5"/>
          <table:table-cell table:number-columns-repeated="2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1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1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1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1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1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9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1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1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1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1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1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1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9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1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12"/>
          <table:table-cell table:style-name="ce19"/>
          <table:table-cell table:style-name="ce21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13"/>
          <table:table-cell table:style-name="ce19"/>
          <table:table-cell table:style-name="ce21"/>
          <table:table-cell table:number-columns-repeated="1005"/>
        </table:table-row>
        <table:table-row table:style-name="ro1" table:number-rows-repeated="104852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 draw:notify-on-update-of-ranges="'2016-2017'.A2:'2016-2017'.A49 '2016-2017'.Q1:'2016-2017'.Q1 '2016-2017'.Q2:'2016-2017'.Q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1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1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1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1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19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1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1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1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1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5" calcext:value-type="float">
            <text:p>1595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6" calcext:value-type="float">
            <text:p>+6</text:p>
          </table:table-cell>
          <table:table-cell table:formula="of:=IF([.A31] = [.A30] ; [.Q30] ; [.Q30] + [.P30] + IF ([.A30] = [.A29] ; [.P29]; 0))" office:value-type="float" office:value="1595" calcext:value-type="float">
            <text:p>1595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2" calcext:value-type="float">
            <text:p>1602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33] = [.A32] ; [.Q32] ; [.Q32] + [.P32] + IF ([.A32] = [.A31] ; [.P31]; 0))" office:value-type="float" office:value="1602" calcext:value-type="float">
            <text:p>1602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1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89" calcext:value-type="float">
            <text:p>1589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1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89" calcext:value-type="float">
            <text:p>1589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1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89" calcext:value-type="float">
            <text:p>1589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1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3" calcext:value-type="float">
            <text:p>1573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1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38] = [.A37] ; [.Q37] ; [.Q37] + [.P37] + IF ([.A37] = [.A36] ; [.P36]; 0))" office:value-type="float" office:value="1579" calcext:value-type="float">
            <text:p>1579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1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79" calcext:value-type="float">
            <text:p>1579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1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2" calcext:value-type="float">
            <text:p>1592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1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2" calcext:value-type="float">
            <text:p>1592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1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9" calcext:value-type="float">
            <text:p>+9</text:p>
          </table:table-cell>
          <table:table-cell table:formula="of:=IF([.A42] = [.A41] ; [.Q41] ; [.Q41] + [.P41] + IF ([.A41] = [.A40] ; [.P40]; 0))" office:value-type="float" office:value="1599" calcext:value-type="float">
            <text:p>1599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9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1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08" calcext:value-type="float">
            <text:p>1608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1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599" calcext:value-type="float">
            <text:p>1599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1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599" calcext:value-type="float">
            <text:p>1599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1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3" calcext:value-type="float">
            <text:p>1603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table:number-columns-repeated="16"/>
          <table:table-cell table:formula="of:=IF([.A47] = [.A46] ; [.Q46] ; [.Q46] + [.P46] + IF ([.A46] = [.A45] ; [.P45]; 0))" office:value-type="float" office:value="1600" calcext:value-type="float">
            <text:p>1600</text:p>
          </table:table-cell>
          <table:table-cell table:number-columns-repeated="1003"/>
        </table:table-row>
        <table:table-row table:style-name="ro1" table:number-rows-repeated="1048528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.00.0000</text:date>, <text:time style:data-style-name="N2" text:time-value="11:47:36.42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29</meta:editing-cycles>
    <meta:editing-duration>PT3H35M30S</meta:editing-duration>
    <dc:title>Saison Ekkart</dc:title>
    <dc:date>2017-04-25T11:48:45.877000000</dc:date>
    <meta:generator>LibreOffice/5.2.5.1$Windows_x86 LibreOffice_project/0312e1a284a7d50ca85a365c316c7abbf20a4d22</meta:generator>
    <dc:creator>Ekkart Kleinod</dc:creator>
    <meta:document-statistic meta:table-count="2" meta:cell-count="12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146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